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Helvetica Neue" svg:font-family="'Helvetica Neue', Helvetica, Arial, sans-serif"/>
    <style:font-face style:name="Lohit Hindi1" svg:font-family="'Lohit Hindi'"/>
    <style:font-face style:name="OpenSymbol" svg:font-family="OpenSymbol"/>
    <style:font-face style:name="Liberation Serif1" svg:font-family="'Liberation Serif'" style:font-adornments="Predeterminado" style:font-family-generic="roman"/>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loext:contextual-spacing="false"/>
    </style:style>
    <style:style style:name="P2" style:family="paragraph" style:parent-style-name="UBUcuerpoTrabajo" style:master-page-name="">
      <style:paragraph-properties loext:contextual-spacing="false" fo:margin-left="0cm" fo:margin-right="0cm" fo:margin-top="0cm" fo:margin-bottom="0.199cm" fo:text-align="justify" style:justify-single-word="false" fo:hyphenation-ladder-count="no-limit" fo:text-indent="0.499cm" style:auto-text-indent="false" style:page-number="auto">
        <style:tab-stops/>
      </style:paragraph-properties>
      <style:text-properties fo:color="#000000" style:font-name="Times New Roman" fo:font-size="12pt" style:font-size-asian="12pt" style:font-size-complex="12pt" fo:hyphenate="true" fo:hyphenation-remain-char-count="3" fo:hyphenation-push-char-count="3"/>
    </style:style>
    <style:style style:name="P3" style:family="paragraph" style:parent-style-name="Standard">
      <style:paragraph-properties loext:contextual-spacing="false" fo:margin-top="0.4cm" fo:margin-bottom="0.199cm" fo:text-align="center" style:justify-single-word="false" fo:break-before="page"/>
    </style:style>
    <style:style style:name="P4" style:family="paragraph" style:parent-style-name="Standard" style:master-page-name="Standard">
      <style:paragraph-properties loext:contextual-spacing="false" fo:margin-top="0.4cm" fo:margin-bottom="0.199cm" fo:text-align="center" style:justify-single-word="false" style:page-number="auto" fo:break-before="auto" fo:break-after="auto"/>
      <style:text-properties style:font-name="Arial1" fo:font-size="18pt" fo:font-style="normal" fo:font-weight="bold" style:font-size-asian="18pt" style:font-style-asian="normal" style:font-weight-asian="bold" style:font-size-complex="18pt" style:font-style-complex="normal" style:font-weight-complex="bold"/>
    </style:style>
    <style:style style:name="P5" style:family="paragraph" style:parent-style-name="Standard">
      <style:text-properties fo:font-variant="normal" fo:text-transform="none" fo:color="#3e86c7" style:text-line-through-style="none" style:font-name="Helvetica Neue" fo:font-size="10.5pt" fo:letter-spacing="normal" fo:font-style="normal" style:text-underline-style="none" fo:font-weight="normal" style:text-blinking="false" fo:background-color="#ffffff"/>
    </style:style>
    <style:style style:name="P6" style:family="paragraph" style:parent-style-name="Heading_20_1" style:master-page-name="">
      <style:paragraph-properties loext:contextual-spacing="false" fo:margin-left="0.75cm" fo:margin-right="0cm" fo:margin-top="0.801cm" fo:margin-bottom="0.199cm" fo:text-indent="-0.25cm" style:auto-text-indent="false" style:page-number="auto" fo:break-before="page" style:shadow="none">
        <style:tab-stops/>
      </style:paragraph-properties>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text-underline-style="none" style:font-style-asian="normal" style:font-style-complex="normal"/>
    </style:style>
    <style:style style:name="T4" style:family="text">
      <style:text-properties style:font-name="Times New Roman" fo:font-style="normal" fo:font-weight="normal" style:font-style-asian="normal" style:font-style-complex="normal"/>
    </style:style>
    <style:style style:name="T5" style:family="text">
      <style:text-properties style:font-name="Times New Roman" fo:font-size="18pt" fo:font-style="normal" fo:font-weight="bold" style:font-style-asian="normal" style:font-weight-asian="bold" style:font-size-complex="18pt" style:font-style-complex="normal" style:font-weight-complex="bold"/>
    </style:style>
    <style:style style:name="T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variant="small-caps" style:font-name="Arial" fo:font-size="16pt" fo:language="es" fo:country="ES" fo:font-style="normal" style:font-size-asian="10.5pt" style:font-size-complex="16.1000003814697pt"/>
    </style:style>
    <style:style style:name="T8" style:family="text">
      <style:text-properties style:font-name="Arial1" fo:font-size="18pt" fo:font-weight="bold" style:font-size-asian="18pt" style:font-style-asian="normal" style:font-weight-asian="bold" style:font-size-complex="18pt" style:font-style-complex="normal" style:font-weight-complex="bold"/>
    </style:style>
    <style:style style:name="T9" style:family="text">
      <style:text-properties fo:font-style="normal" style:text-underline-style="none" style:font-style-asian="normal" style:font-style-complex="normal"/>
    </style:style>
    <style:style style:name="T10" style:family="text">
      <style:text-properties fo:font-style="normal" style:font-style-asian="normal" style:font-style-complex="normal"/>
    </style:style>
    <style:style style:name="T11" style:family="text">
      <style:text-properties style:font-name="Liberation Serif" fo:font-style="normal" style:text-underline-style="none" style:font-style-asian="normal" style:font-style-complex="normal"/>
    </style:style>
    <style:style style:name="T12" style:family="text">
      <style:text-properties style:font-name="Liberation Serif"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sumen </text:p>
      <text:p text:style-name="P2"/>
      <text:p text:style-name="UBUcuerpoTrabajo"><text:span text:style-name="inglés"><text:span text:style-name="T2">Se busca realizar una radiografía de la economía burgales a través de la descripción de sus diferentes procesos demográficos, económicos y territoriales. <text:s/>Con este objetivo, se presenta de manera sintética un balance global de coyuntura económica cuyo análisis permite formular recomendaciones y lineas de acción estratégicas que se ponen a disposición de las personas implicadas. </text:span></text:span></text:p>
      <text:p text:style-name="UBUcuerpoTrabajo"><text:span text:style-name="inglés"><text:span text:style-name="T2">El trabajo de fin de grado ha sido desarrollado con el objetivo de crear una aplicación web que pueda ser usada para facilitar al equipo de coyuntura económica su labor a la hora de crear los boletines de coyuntura económica. </text:span></text:span></text:p>
      <text:p text:style-name="UBUcuerpoTrabajo"><text:span text:style-name="inglés"><text:span text:style-name="T2">Esta aplicación deberá permitir la entrada de datos sobre la economía burgalesa y apartir de estos datos, generar tablas y gráficos los cuales se podran exportar a ficheros con formato de Microsoft Excel y que serán utilizados para completar dichos boletines. </text:span></text:span></text:p>
      <text:p text:style-name="UBUcuerpoTrabajo"><text:span text:style-name="inglés"><text:span text:style-name="T2">La aplicación va dirigida sobretodo al equipo de coyuntura económica, por lo que serán ellos los encargados de insertar, modificar y borrar datos; pero cualquier persona puede entrar en la aplicación web a consultar estas tablas y gráficos. </text:span></text:span></text:p>
      <text:p text:style-name="UBUcuerpoTrabajo">Se dispondrá de un menú de ayuda donde se muestra detalladamente como se utiliza la aplicación, éste dependerá, del rol del usuario que esté conectado a la aplicación, ya que no todos los usuarios tienen disponibles las mismas funcionalidades. </text:p>
      <text:p text:style-name="UBUcuerpoTrabajo"><text:span text:style-name="inglés"><text:span text:style-name="T2">Debido a la existencia de muchos dispositivos con tamaños de pantallas tan diferentes, han hecho que el diseño de la aplicación web cuente con la máxima compatibilidad, por lo que se ha empleado en ella un diseño responsivo.</text:span></text:span></text:p>
      <text:p text:style-name="UBUcuerpoTrabajo"><text:span text:style-name="inglés"><text:span text:style-name="T5"/></text:span></text:p>
      <text:p text:style-name="UBUcuerpoTrabajo"><text:span text:style-name="inglés"><text:span text:style-name="T5">Palabras clave</text:span></text:span></text:p>
      <text:p text:style-name="UBUcuerpoTrabajo"><text:span text:style-name="inglés"><text:span text:style-name="T5"/></text:span></text:p>
      <text:p text:style-name="UBUcuerpoTrabajo"><text:span text:style-name="inglés"><text:span text:style-name="T6">“Economía, coyuntura económica, boletín, diseño responsivo, Laravel, PHP, variables, Burgos”</text:span></text:span></text:p>
      <text:p text:style-name="P1"><text:span text:style-name="inglés"><text:span text:style-name="T2"/></text:span></text:p>
      <text:p text:style-name="UBUcuerpoTrabajo"><text:span text:style-name="inglés"><text:span text:style-name="T2"/></text:span></text:p>
      <text:p text:style-name="UBUcuerpoTrabajo"><text:span text:style-name="inglés"><text:span text:style-name="T2"/></text:span></text:p>
      <text:p text:style-name="UBUcuerpoTrabajo"><text:span text:style-name="inglés"><text:span text:style-name="T2"/></text:span></text:p>
      <text:p text:style-name="UBUcuerpoTrabajo"><text:span text:style-name="inglés"><text:span text:style-name="T2"/></text:span></text:p>
      <text:p text:style-name="UBUcuerpoTrabajo"><text:span text:style-name="inglés"><text:span text:style-name="T2"/></text:span></text:p>
      <text:p text:style-name="P1"/>
      <text:p text:style-name="P3"><text:span text:style-name="inglés"><text:span text:style-name="T8">Abstract</text:span></text:span></text:p>
      <text:p text:style-name="UBUcuerpoTrabajo">It seeks to be an x-ray of the Burgos economy through the description of different demographic, economic, and territorial processes. With this objetive, presentes synthetically a global balance of the economic situatio whose analysis allows us to formulate recommendations and strategic lines of action which are put at the disposal of the involved people. </text:p>
      <text:p text:style-name="UBUcuerpoTrabajo"><text:span text:style-name="inglés"><text:span text:style-name="T2">Economic newsletters, are made since 2009, created by the multidisclipinary team based at the Faculty of Economics and business administration of the UBU, formed by 16 teachers, applied economics, economics and bussines administration and law departments. In Caja Viva Caja Rural collaboration. </text:span></text:span></text:p>
      <text:p text:style-name="UBUcuerpoTrabajo"><text:span text:style-name="inglés"><text:span text:style-name="T2">The end of degree work has benn developed with the objetive of creating a web application that can be used to facilitate the worf of creating economic newsletters to the economic team.</text:span></text:span></text:p>
      <text:p text:style-name="UBUcuerpoTrabajo"><text:span text:style-name="inglés"><text:span text:style-name="T2">This application must allow entry of data about Burgos economy and <text:s/>apart from these data, generate tables and graphs which are may to export to Microsoft Excell files and will be use to complete these newsletters.</text:span></text:span></text:p>
      <text:p text:style-name="UBUcuerpoTrabajo"><text:span text:style-name="inglés"><text:span text:style-name="T2">The application is direct above all to the economic team, so they will be responsible to insert, modify and delete data, but anyone can come into the web application to consult these tables and graphs. </text:span></text:span></text:p>
      <text:p text:style-name="UBUcuerpoTrabajo"><text:span text:style-name="inglés"><text:span text:style-name="T2">They have a help menu showing in detail as it is used the application, this will depend of the role of the user that is connected to the application, since not all ussers have the same functionalities avaliable. </text:span></text:span></text:p>
      <text:p text:style-name="UBUcuerpoTrabajo"><text:span text:style-name="inglés"><text:span text:style-name="T2">Due to the existence of many devices with different screen sizes, they have done that the design of the web application have maximum compatibility, so it has been used in a responsive design.</text:span></text:span></text:p>
      <text:p text:style-name="UBUcuerpoTrabajo"><text:span text:style-name="inglés"><text:span text:style-name="T2"/></text:span></text:p>
      <text:p text:style-name="UBUcuerpoTrabajo"><text:span text:style-name="inglés"><text:span text:style-name="T4"><text:s/></text:span></text:span><text:span text:style-name="inglés"><text:span text:style-name="T5">Keywords</text:span></text:span></text:p>
      <text:p text:style-name="UBUcuerpoTrabajo"><text:span text:style-name="inglés"><text:span text:style-name="T5"/></text:span></text:p>
      <text:p text:style-name="UBUcuerpoTrabajo"><text:span text:style-name="inglés"><text:span text:style-name="T6">“Economy, economic situation, newsletter, team, responsive design, Laravel, PHP, tables, gráphs, variables, Burgos”</text:span></text:span></text:p>
      <text:h text:style-name="P6" text:outline-level="1"><text:span text:style-name="inglés"><text:span text:style-name="T7">Introducción</text:span></text:span></text:h>
      <text:p text:style-name="UBUcuerpoTrabajo"><text:span text:style-name="inglés"><text:span text:style-name="T1"/></text:span></text:p>
      <text:p text:style-name="UBUcuerpoTrabajo"><text:span text:style-name="inglés"><text:span text:style-name="T11">La idea de desacrrollar este trabajo de fin de grado surgió por la necesidad de crear una herramienta que fuera capaz de captar, tratar y presentar los datos relacionados con la coyuntura económica de Burgos, para poder realizar los boletines de coyuntura económica que tienen como objetivo de conocer el desarrollo de la economía del conocimiento, mediante la producción de información económica y su divulgación a una amplio público de empresas, profesionales y particulares; promoviendo el analisis de la coyuntura económica <text:s/>que permita aportar una opinión y valoración propio. </text:span></text:span></text:p>
      <text:p text:style-name="UBUcuerpoTrabajo"><text:span text:style-name="inglés"><text:span text:style-name="T12">Estos boletines, les crea el Equipo multidisciplinar de Coyuntura radicado en la Facultad de Ciencias Económicas y Empresariales de la Universidad de Burgos. En virtud del Convenio Marco de Colaboración firmado por la Universidad de Burgos y la actual Caja Viva Caja Rural este equipo multidisciplinar integrado por 16 profesores, de los Departamentos de Economía Aplicada, Economía y Administración de Empresas y Derecho analizan la evolución económica coyuntural de la provincia de Burgos. </text:span></text:span></text:p>
      <text:p text:style-name="UBUcuerpoTrabajo"><text:span text:style-name="inglés"><text:span text:style-name="T12">La aplicación va dirigida al equipo de coyuntura económica, por lo que la mayoría de los usuarios que van a manejar esta aplicación van a ser administradores, debido a esto, se ha creado el rol del super administrador, para tener un control dentro de los administradores ya que estos no son usuarios experimentados. </text:span></text:span></text:p>
      <text:p text:style-name="UBUcuerpoTrabajo"><text:span text:style-name="inglés"><text:span text:style-name="T12">Por lo tanto, la aplicación proporcionará diferentes funcionalidades que dependerán del rol (super administrador, administrador y <text:s/>invitado) del usuario que haya accedido.</text:span></text:span></text:p>
      <text:p text:style-name="UBUcuerpoTrabajo"><text:span text:style-name="inglés"><text:span text:style-name="T12">La principal funcionalidad de la aplicación consiste en la introducción de datos estadísticos de la coyuntura económica dependientes de una categoría específica, un ámbito geográfico y un año. A partir de estos datos se generarán tablas que podrán ser filtradas y mostradas al usuario de la manera que a éste le resulte mas comoda para poder llevar estás tablas de la manera mas rapida y sencilla a los mencionados boletines. La aplicación deberá generar los gráficos de diferentes tipos que también se incorporan en los boletines, estos gráficos mostrarán los datos de una forma sencilla e intuitiva.</text:span></text:span></text:p>
      <text:p text:style-name="UBUcuerpoTrabajo"><text:span text:style-name="inglés"><text:span text:style-name="T12">Los invitados que accedan a la aplicación deberán tener un rol solo de lectura, por lo que sólo podrán filtrar y visualizar las tablas y gráficos de las variables económicas que están almacenadas en la base de datos de la aplicación. Los encargados de introduccir datos estadísticos, modificar los que estén incorrectos o hayan variado y borrar los que estén obsoletos o erróneos, serán los administradores de la aplicación.</text:span></text:span></text:p>
      <text:p text:style-name="UBUcuerpoTrabajo"><text:span text:style-name="inglés"><text:span text:style-name="T12">Para ello la aplicación contará con una ayuda extensa y detallada de cómo manejar las funcionalidades de la aplicación, esta ayuda variará dependiendo del rol del usuario conectado a la aplicación ya que solo mostrará la ayuda de las funcinalidades a las que éste pueda acceder. </text:span></text:span></text:p>
      <text:p text:style-name="UBUcuerpoTrabajo"><text:span text:style-name="inglés"><text:span text:style-name="T12">Por lo tanto, este trabajo de fin de grado se ha realizado con el objetivo de que ayudar al equipo de coyuntura económica de Burgos a facilitar su labor a la hora de crear los boletines.</text:span></text:span></text:p>
      <text:p text:style-name="UBUcuerpoTrabajo"><text:span text:style-name="inglés"><text:span text:style-name="T12">A lo largo del presente documento se explicarán los procesos que se han seguido para desarrollar el trabajo de fin de grado.</text:span></text:span></text:p>
      <text:p text:style-name="UBUcuerpoTrabajo"><text:span text:style-name="inglés"><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Helvetica Neue" svg:font-family="'Helvetica Neue', Helvetica, Arial, sans-serif"/>
    <style:font-face style:name="Lohit Hindi1" svg:font-family="'Lohit Hindi'"/>
    <style:font-face style:name="OpenSymbol" svg:font-family="OpenSymbol"/>
    <style:font-face style:name="Liberation Serif1" svg:font-family="'Liberation Serif'" style:font-adornments="Predeterminado" style:font-family-generic="roman"/>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master-page-name="">
      <style:paragraph-properties loext:contextual-spacing="false" fo:margin-left="0cm" fo:margin-right="0cm" fo:margin-top="0cm" fo:margin-bottom="0cm" fo:text-indent="0.499cm" style:auto-text-indent="false" style:page-number="auto" fo:background-color="transparent" style:shadow="none">
        <style:tab-stops/>
        <style:background-image/>
      </style:paragraph-properties>
      <style:text-properties style:font-name="Liberation Serif1" style:font-size-asian="10.5pt"/>
    </style:style>
    <style:style style:name="Heading_20_1" style:display-name="Heading 1" style:family="paragraph" style:parent-style-name="Heading" style:next-style-name="UBUcuerpoTrabajo" style:default-outline-level="1" style:class="text" style:master-page-name="">
      <style:paragraph-properties loext:contextual-spacing="false" fo:margin-top="0.42cm" fo:margin-bottom="0.21cm" style:page-number="auto"/>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loext:contextual-spacing="false"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tract" style:family="paragraph" style:parent-style-name="UBUcuerpoTrabajo">
      <style:text-properties fo:language="en" fo:country="US" fo:font-style="italic"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inglés" style:family="text">
      <style:text-properties fo:language="en" fo:country="US" fo:font-style="italic" style:font-size-asian="10.5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1_Introduccion.odt</text:file-name> v.<text:editing-cycles>59</text:editing-cycles> <text:modification-date style:data-style-name="N103">30/jun/17</text:modification-date><text:tab/><text:tab/><text:page-number text:select-page="current">2</text:page-number>/<text:page-count>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09:02</meta:creation-date>
    <meta:generator>OpenOffice/4.1.3$Win32 OpenOffice.org_project/413m1$Build-9783</meta:generator>
    <dc:date>2017-06-30T14:25:16.43</dc:date>
    <meta:editing-duration>PT18H3M20S</meta:editing-duration>
    <meta:editing-cycles>59</meta:editing-cycles>
    <dc:creator>Nelson Páramo Valdivielso</dc:creator>
    <meta:document-statistic meta:table-count="0" meta:image-count="0" meta:object-count="0" meta:page-count="3" meta:paragraph-count="30" meta:word-count="1063" meta:character-count="6702"/>
  </office:meta>
</office:document-meta>
</file>